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ProximaNova" svg:font-family="ProximaNova, Futur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</style:style>
    <style:style style:name="P2" style:family="paragraph" style:parent-style-name="Heading_20_4">
      <style:paragraph-properties fo:margin-left="0cm" fo:margin-right="0cm" fo:orphans="2" fo:widows="2" fo:text-indent="0cm" style:auto-text-indent="false"/>
      <style:text-properties fo:font-variant="normal" fo:text-transform="none" fo:color="#000000" style:font-name="ProximaNova" fo:font-size="12pt" fo:letter-spacing="normal" fo:font-style="normal" style:font-size-asian="12pt" style:font-size-complex="12pt"/>
    </style:style>
    <style:style style:name="P3" style:family="paragraph" style:parent-style-name="Heading_20_4">
      <style:paragraph-properties fo:margin-left="0cm" fo:margin-right="0cm" fo:orphans="2" fo:widows="2" fo:text-indent="0cm" style:auto-text-indent="false"/>
      <style:text-properties fo:font-variant="normal" fo:text-transform="none" fo:color="#000000" style:font-name="ProximaNova" fo:font-size="12pt" fo:letter-spacing="normal" fo:font-style="normal" fo:background-color="#ed1c24" style:font-size-asian="12pt" style:font-size-complex="12pt"/>
    </style:style>
    <style:style style:name="P4" style:family="paragraph" style:parent-style-name="Heading_20_4">
      <style:paragraph-properties fo:margin-left="0cm" fo:margin-right="0cm" fo:orphans="2" fo:widows="2" fo:text-indent="0cm" style:auto-text-indent="false"/>
      <style:text-properties fo:font-variant="normal" fo:text-transform="none" fo:color="#000000" style:font-name="ProximaNova" fo:font-size="12pt" fo:letter-spacing="normal" fo:font-style="normal" fo:background-color="#fff200" style:font-size-asian="12pt" style:font-size-complex="12pt"/>
    </style:style>
    <style:style style:name="P5" style:family="paragraph" style:parent-style-name="Heading_20_5">
      <style:paragraph-properties fo:margin-left="0cm" fo:margin-right="0cm" fo:orphans="2" fo:widows="2" fo:text-indent="0cm" style:auto-text-indent="false"/>
      <style:text-properties fo:font-variant="normal" fo:text-transform="none" fo:color="#000000" style:font-name="ProximaNova" fo:font-size="12pt" fo:letter-spacing="normal" fo:font-style="normal" style:font-size-asian="12pt" style:font-size-complex="12pt"/>
    </style:style>
    <style:style style:name="P6" style:family="paragraph" style:parent-style-name="Heading_20_3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66b3" style:font-name="ProximaNova" fo:font-size="12pt" fo:letter-spacing="normal" fo:font-style="normal" style:font-size-asian="12pt" style:font-size-complex="12pt"/>
    </style:style>
    <style:style style:name="P7" style:family="paragraph" style:parent-style-name="Heading_20_3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66b3" style:font-name="ProximaNova" fo:font-size="12pt" fo:letter-spacing="normal" fo:font-style="normal" officeooo:paragraph-rsid="0003a531" style:font-size-asian="12pt" style:font-size-complex="12pt"/>
    </style:style>
    <style:style style:name="P8" style:family="paragraph" style:parent-style-name="Heading_20_3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66b3" style:font-name="ProximaNova" fo:font-size="12pt" fo:letter-spacing="normal" fo:font-style="normal" fo:background-color="#ed1c24" style:font-size-asian="12pt" style:font-size-complex="12pt"/>
    </style:style>
    <style:style style:name="P9" style:family="paragraph" style:parent-style-name="Heading_20_3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66b3" style:font-name="ProximaNova" fo:font-size="12pt" fo:letter-spacing="normal" fo:font-style="normal" fo:background-color="#fff200" style:font-size-asian="12pt" style:font-size-complex="12pt"/>
    </style:style>
    <style:style style:name="P10" style:family="paragraph" style:parent-style-name="Text_20_body" style:list-style-name="L1">
      <style:paragraph-properties fo:orphans="2" fo:widows="2"/>
      <style:text-properties officeooo:paragraph-rsid="0003a531"/>
    </style:style>
    <style:style style:name="P11" style:family="paragraph" style:parent-style-name="Text_20_body" style:list-style-name="L2">
      <style:paragraph-properties fo:orphans="2" fo:widows="2"/>
    </style:style>
    <style:style style:name="P12" style:family="paragraph" style:parent-style-name="Text_20_body" style:list-style-name="L3">
      <style:paragraph-properties fo:orphans="2" fo:widows="2"/>
    </style:style>
    <style:style style:name="P13" style:family="paragraph" style:parent-style-name="Text_20_body" style:list-style-name="L4">
      <style:paragraph-properties fo:orphans="2" fo:widows="2"/>
    </style:style>
    <style:style style:name="P14" style:family="paragraph" style:parent-style-name="Text_20_body" style:list-style-name="L5">
      <style:paragraph-properties fo:orphans="2" fo:widows="2"/>
    </style:style>
    <style:style style:name="P15" style:family="paragraph" style:parent-style-name="Text_20_body" style:list-style-name="L6">
      <style:paragraph-properties fo:orphans="2" fo:widows="2"/>
    </style:style>
    <style:style style:name="P16" style:family="paragraph" style:parent-style-name="Text_20_body" style:list-style-name="L8">
      <style:paragraph-properties fo:orphans="2" fo:widows="2"/>
    </style:style>
    <style:style style:name="P17" style:family="paragraph" style:parent-style-name="Text_20_body" style:list-style-name="L9">
      <style:paragraph-properties fo:orphans="2" fo:widows="2"/>
    </style:style>
    <style:style style:name="P18" style:family="paragraph" style:parent-style-name="Text_20_body" style:list-style-name="L10">
      <style:paragraph-properties fo:orphans="2" fo:widows="2"/>
    </style:style>
    <style:style style:name="P19" style:family="paragraph" style:parent-style-name="Text_20_body" style:list-style-name="L11">
      <style:paragraph-properties fo:orphans="2" fo:widows="2"/>
    </style:style>
    <style:style style:name="P20" style:family="paragraph" style:parent-style-name="Text_20_body" style:list-style-name="L12">
      <style:paragraph-properties fo:orphans="2" fo:widows="2"/>
    </style:style>
    <style:style style:name="P21" style:family="paragraph" style:parent-style-name="Text_20_body" style:list-style-name="L1">
      <style:paragraph-properties fo:margin-top="0cm" fo:margin-bottom="0cm" loext:contextual-spacing="false" fo:orphans="2" fo:widows="2"/>
    </style:style>
    <style:style style:name="P22" style:family="paragraph" style:parent-style-name="Text_20_body" style:list-style-name="L2">
      <style:paragraph-properties fo:margin-top="0cm" fo:margin-bottom="0cm" loext:contextual-spacing="false" fo:orphans="2" fo:widows="2"/>
    </style:style>
    <style:style style:name="P23" style:family="paragraph" style:parent-style-name="Text_20_body" style:list-style-name="L3">
      <style:paragraph-properties fo:margin-top="0cm" fo:margin-bottom="0cm" loext:contextual-spacing="false" fo:orphans="2" fo:widows="2"/>
    </style:style>
    <style:style style:name="P24" style:family="paragraph" style:parent-style-name="Text_20_body" style:list-style-name="L4">
      <style:paragraph-properties fo:margin-top="0cm" fo:margin-bottom="0cm" loext:contextual-spacing="false" fo:orphans="2" fo:widows="2"/>
    </style:style>
    <style:style style:name="P25" style:family="paragraph" style:parent-style-name="Text_20_body" style:list-style-name="L5">
      <style:paragraph-properties fo:margin-top="0cm" fo:margin-bottom="0cm" loext:contextual-spacing="false" fo:orphans="2" fo:widows="2"/>
    </style:style>
    <style:style style:name="P26" style:family="paragraph" style:parent-style-name="Text_20_body" style:list-style-name="L7">
      <style:paragraph-properties fo:margin-top="0cm" fo:margin-bottom="0cm" loext:contextual-spacing="false" fo:orphans="2" fo:widows="2"/>
    </style:style>
    <style:style style:name="P27" style:family="paragraph" style:parent-style-name="Text_20_body" style:list-style-name="L9">
      <style:paragraph-properties fo:margin-top="0cm" fo:margin-bottom="0cm" loext:contextual-spacing="false" fo:orphans="2" fo:widows="2"/>
    </style:style>
    <style:style style:name="P28" style:family="paragraph" style:parent-style-name="Text_20_body" style:list-style-name="L10">
      <style:paragraph-properties fo:margin-top="0cm" fo:margin-bottom="0cm" loext:contextual-spacing="false" fo:orphans="2" fo:widows="2"/>
    </style:style>
    <style:style style:name="P29" style:family="paragraph" style:parent-style-name="Text_20_body" style:list-style-name="L11">
      <style:paragraph-properties fo:margin-top="0cm" fo:margin-bottom="0cm" loext:contextual-spacing="false" fo:orphans="2" fo:widows="2"/>
    </style:style>
    <style:style style:name="P30" style:family="paragraph" style:parent-style-name="Text_20_body" style:list-style-name="L12">
      <style:paragraph-properties fo:margin-top="0cm" fo:margin-bottom="0cm" loext:contextual-spacing="false" fo:orphans="2" fo:widows="2"/>
    </style:style>
    <style:style style:name="P31" style:family="paragraph" style:parent-style-name="Heading_20_3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66b3" style:font-name="ProximaNova" fo:font-size="12pt" fo:letter-spacing="normal" fo:font-style="normal" fo:background-color="#fff200" style:font-size-asian="12pt" style:font-size-complex="12pt"/>
    </style:style>
    <style:style style:name="P32" style:family="paragraph" style:parent-style-name="Heading_20_5">
      <style:paragraph-properties fo:margin-left="0cm" fo:margin-right="0cm" fo:orphans="2" fo:widows="2" fo:text-indent="0cm" style:auto-text-indent="false"/>
      <style:text-properties fo:font-variant="normal" fo:text-transform="none" fo:color="#000000" style:font-name="ProximaNova" fo:font-size="12pt" fo:letter-spacing="normal" fo:font-style="normal" fo:background-color="#ed1c24" style:font-size-asian="12pt" style:font-size-complex="12pt"/>
    </style:style>
    <style:style style:name="P33" style:family="paragraph" style:parent-style-name="Heading_20_6">
      <style:paragraph-properties fo:margin-left="0cm" fo:margin-right="0cm" fo:orphans="2" fo:widows="2" fo:text-indent="0cm" style:auto-text-indent="false"/>
      <style:text-properties fo:font-variant="normal" fo:text-transform="none" fo:color="#000000" style:font-name="ProximaNova" fo:font-size="12pt" fo:letter-spacing="normal" fo:font-style="normal" fo:background-color="#ed1c24" style:font-size-asian="12pt" style:font-size-complex="12pt"/>
    </style:style>
    <style:style style:name="P34" style:family="paragraph" style:parent-style-name="Heading_20_6">
      <style:paragraph-properties fo:margin-left="0cm" fo:margin-right="0cm" fo:orphans="2" fo:widows="2" fo:text-indent="0cm" style:auto-text-indent="false"/>
      <style:text-properties fo:font-variant="normal" fo:text-transform="none" fo:color="#000000" style:font-name="ProximaNova" fo:font-size="12pt" fo:letter-spacing="normal" fo:font-style="normal" style:font-size-asian="12pt" style:font-size-complex="12pt"/>
    </style:style>
    <style:style style:name="T1" style:family="text">
      <style:text-properties fo:font-variant="normal" fo:text-transform="none" fo:color="#000000" style:font-name="ProximaNova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ProximaNova" fo:font-size="12pt" fo:letter-spacing="normal" fo:font-style="normal" fo:font-weight="normal" fo:background-color="#fff200" loext:char-shading-value="0" style:font-size-asian="12pt" style:font-size-complex="12pt"/>
    </style:style>
    <style:style style:name="T3" style:family="text">
      <style:text-properties fo:font-variant="normal" fo:text-transform="none" fo:color="#000000" style:font-name="ProximaNova" fo:font-size="12pt" fo:letter-spacing="normal" fo:font-style="normal" fo:font-weight="normal" fo:background-color="#fff200" loext:char-shading-value="0" style:font-size-asian="12pt" style:font-size-complex="12pt"/>
    </style:style>
    <style:style style:name="T4" style:family="text">
      <style:text-properties fo:font-variant="normal" fo:text-transform="none" fo:color="#000000" style:font-name="ProximaNova" fo:font-size="12pt" fo:letter-spacing="normal" fo:font-style="normal" fo:font-weight="normal" fo:background-color="#ed1c24" loext:char-shading-value="0" style:font-size-asian="12pt" style:font-size-complex="12pt"/>
    </style:style>
    <style:style style:name="T5" style:family="text">
      <style:text-properties fo:font-variant="normal" fo:text-transform="none" fo:color="#000000" style:font-name="ProximaNova" fo:font-size="12pt" fo:letter-spacing="normal" fo:font-style="normal" fo:font-weight="normal" fo:background-color="#ed1c24" loext:char-shading-value="0" style:font-size-asian="12pt" style:font-size-complex="12pt"/>
    </style:style>
    <style:style style:name="T6" style:family="text">
      <style:text-properties fo:font-variant="normal" fo:text-transform="none" style:font-name="ProximaNova" fo:font-size="12pt" fo:letter-spacing="normal" fo:font-style="normal" fo:font-weight="normal" fo:background-color="#ed1c24" loext:char-shading-value="0" style:font-size-asian="12pt" style:font-size-complex="12pt"/>
    </style:style>
    <style:style style:name="T7" style:family="text">
      <style:text-properties fo:font-variant="normal" fo:text-transform="none" style:font-name="ProximaNova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style:font-name="ProximaNova" fo:font-size="12pt" fo:letter-spacing="normal" fo:font-style="normal" fo:font-weight="normal" fo:background-color="#fff200" loext:char-shading-value="0" style:font-size-asian="12pt" style:font-size-complex="12pt"/>
    </style:style>
    <style:style style:name="T9" style:family="text">
      <style:text-properties fo:font-variant="normal" fo:text-transform="none" fo:color="#fff200" style:font-name="ProximaNova" fo:font-size="12pt" fo:letter-spacing="normal" fo:font-style="normal" fo:font-weight="normal" fo:background-color="#ed1c24" loext:char-shading-value="0" style:font-size-asian="12pt" style:font-size-complex="12pt"/>
    </style:style>
    <style:style style:name="T10" style:family="text">
      <style:text-properties fo:font-variant="normal" fo:text-transform="none" fo:color="#fff200" style:font-name="ProximaNova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fff200" style:font-name="ProximaNova" fo:font-size="12pt" fo:letter-spacing="normal" fo:font-style="normal" fo:font-weight="normal" fo:background-color="#fff200" loext:char-shading-value="0" style:font-size-asian="12pt" style:font-size-complex="12pt"/>
    </style:style>
    <style:style style:name="T12" style:family="text">
      <style:text-properties fo:font-variant="normal" fo:text-transform="none" fo:color="#fff200" style:font-name="ProximaNova" fo:font-size="12pt" fo:letter-spacing="normal" fo:font-style="normal" fo:font-weight="normal" fo:background-color="#fff200" loext:char-shading-value="0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Geral</text:h>
      <text:list xml:id="list2533706548" text:style-name="L1">
        <text:list-item>
          <text:p text:style-name="P21"><text:span text:style-name="T2">Fonte: </text:span><text:span text:style-name="Source_20_Text"><text:span text:style-name="T2">'Helvetica Neue',Helvetica,Arial,sans-serif;</text:span></text:span></text:p>
        </text:list-item>
        <text:list-item>
          <text:p text:style-name="P10"><text:span text:style-name="T2">Background body: </text:span><text:span text:style-name="Source_20_Text"><text:span text:style-name="T2">#141414</text:span></text:span></text:p>
        </text:list-item>
      </text:list>
      <text:h text:style-name="P7" text:outline-level="3">Container</text:h>
      <text:h text:style-name="P33" text:outline-level="6">Desktop</text:h>
      <text:p text:style-name="P1"><text:span text:style-name="T4">O container possui uma largura máxima de </text:span><text:span text:style-name="Source_20_Text"><text:span text:style-name="T4">1735px</text:span></text:span><text:span text:style-name="T4">, caso a resolução seja menor que isso, o container possui um padding lateral de </text:span><text:span text:style-name="Source_20_Text"><text:span text:style-name="T4">60px</text:span></text:span></text:p>
      <text:h text:style-name="P34" text:outline-level="6">Mobile</text:h>
      <text:p text:style-name="P1"><text:span text:style-name="T2">O container possui um padding lateral de </text:span><text:span text:style-name="Source_20_Text"><text:span text:style-name="T2">30px</text:span></text:span></text:p>
      <text:h text:style-name="P8" text:outline-level="3">Header</text:h>
      <text:h text:style-name="P3" text:outline-level="4">Desktop</text:h>
      <text:list xml:id="list2293563794" text:style-name="L2">
        <text:list-item>
          <text:p text:style-name="P22"><text:span text:style-name="T4">A logo possui </text:span><text:span text:style-name="Source_20_Text"><text:span text:style-name="T4">92px</text:span></text:span><text:span text:style-name="T4"> de largura</text:span></text:p>
        </text:list-item>
        <text:list-item>
          <text:p text:style-name="P22"><text:span text:style-name="T4">O ícone do usuário possui </text:span><text:span text:style-name="Source_20_Text"><text:span text:style-name="T4">32px</text:span></text:span><text:span text:style-name="T4"> de largura</text:span></text:p>
        </text:list-item>
        <text:list-item>
          <text:p text:style-name="P22"><text:span text:style-name="T9">Itens menu: </text:span><text:span text:style-name="Source_20_Text"><text:span text:style-name="T9">#e5e5e5</text:span></text:span></text:p>
        </text:list-item>
        <text:list-item>
          <text:p text:style-name="P22"><text:span text:style-name="T4">Item ativo menu: </text:span><text:span text:style-name="Source_20_Text"><text:span text:style-name="T4">#ffffff</text:span></text:span></text:p>
        </text:list-item>
        <text:list-item>
          <text:p text:style-name="P22"><text:span text:style-name="T4">Item hover menu: </text:span><text:span text:style-name="Source_20_Text"><text:span text:style-name="T4">#b3b3b3</text:span></text:span></text:p>
        </text:list-item>
        <text:list-item>
          <text:p text:style-name="P22"><text:span text:style-name="T9">Fonte: </text:span><text:span text:style-name="Source_20_Text"><text:span text:style-name="T9">14px</text:span></text:span></text:p>
        </text:list-item>
        <text:list-item>
          <text:p text:style-name="P11"><text:span text:style-name="T9">Background: </text:span><text:span text:style-name="Source_20_Text"><text:span text:style-name="T9">linear-gradient(to bottom, rgba(0,0,0,.7) 10%, rgba(0,0,0,0))</text:span></text:span></text:p>
        </text:list-item>
      </text:list>
      <text:h text:style-name="P2" text:outline-level="4">Mobile</text:h>
      <text:list xml:id="list3052123797" text:style-name="L3">
        <text:list-item>
          <text:p text:style-name="P23"><text:span text:style-name="T2">A logo possui </text:span><text:span text:style-name="Source_20_Text"><text:span text:style-name="T2">70px</text:span></text:span><text:span text:style-name="T2"> de largura</text:span></text:p>
        </text:list-item>
        <text:list-item>
          <text:p text:style-name="P12"><text:span text:style-name="T2">O ícone do usuário possui </text:span><text:span text:style-name="Source_20_Text"><text:span text:style-name="T2">28px</text:span></text:span><text:span text:style-name="T2"> de largura</text:span></text:p>
        </text:list-item>
      </text:list>
      <text:h text:style-name="P9" text:outline-level="3">Destaque</text:h>
      <text:h text:style-name="P4" text:outline-level="4">Button "Mais informações"</text:h>
      <text:list xml:id="list4045159620" text:style-name="L4">
        <text:list-item>
          <text:p text:style-name="P24"><text:span text:style-name="T2">Background: </text:span><text:span text:style-name="Source_20_Text"><text:span text:style-name="T2">rgba(109,109,110,0.7)</text:span></text:span></text:p>
        </text:list-item>
        <text:list-item>
          <text:p text:style-name="P24"><text:span text:style-name="T2">Background hover: </text:span><text:span text:style-name="Source_20_Text"><text:span text:style-name="T2">rgba(109,109,110,0.4)</text:span></text:span></text:p>
        </text:list-item>
        <text:list-item>
          <text:p text:style-name="P13"><text:span text:style-name="T2">Cor do texto: </text:span><text:span text:style-name="Source_20_Text"><text:span text:style-name="T2">#ffffff</text:span></text:span></text:p>
        </text:list-item>
      </text:list>
      <text:h text:style-name="P4" text:outline-level="4">Button "Assistir"</text:h>
      <text:list xml:id="list875133008" text:style-name="L5">
        <text:list-item>
          <text:p text:style-name="P25"><text:span text:style-name="T2">Background: </text:span><text:span text:style-name="Source_20_Text"><text:span text:style-name="T2">#ffffff</text:span></text:span></text:p>
        </text:list-item>
        <text:list-item>
          <text:p text:style-name="P25"><text:span text:style-name="T2">Background hover: </text:span><text:span text:style-name="Source_20_Text"><text:span text:style-name="T2">rgba(255,255,255,0.75)</text:span></text:span></text:p>
        </text:list-item>
        <text:list-item>
          <text:p text:style-name="P14"><text:span text:style-name="T2">Cor do texto: </text:span><text:span text:style-name="Source_20_Text"><text:span text:style-name="T2">#000000</text:span></text:span></text:p>
        </text:list-item>
      </text:list>
      <text:h text:style-name="P3" text:outline-level="4">Desktop</text:h>
      <text:list xml:id="list2412744746" text:style-name="L6">
        <text:list-item>
          <text:p text:style-name="P15"><text:span text:style-name="T4">Fonte buttons: </text:span><text:span text:style-name="Source_20_Text"><text:span text:style-name="T4">22px</text:span></text:span></text:p>
        </text:list-item>
      </text:list>
      <text:h text:style-name="P32" text:outline-level="5">Descrição</text:h>
      <text:list xml:id="list1682929780" text:style-name="L7">
        <text:list-item>
          <text:p text:style-name="P26"><text:span text:style-name="T4">Logo programa em destaque: </text:span><text:span text:style-name="Source_20_Text"><text:span text:style-name="T4">650px</text:span></text:span><text:span text:style-name="T4"> de largura</text:span></text:p>
        </text:list-item>
        <text:list-item>
          <text:p text:style-name="P26"><text:soft-page-break/><text:span text:style-name="T9">Cor descrição: </text:span><text:span text:style-name="Source_20_Text"><text:span text:style-name="T9">#ffffff</text:span></text:span></text:p>
        </text:list-item>
        <text:list-item>
          <text:p text:style-name="P26"><text:span text:style-name="T4">Fonte descrição: </text:span><text:span text:style-name="Source_20_Text"><text:span text:style-name="T4">26px</text:span></text:span></text:p>
        </text:list-item>
        <text:list-item>
          <text:p text:style-name="P26"><text:span text:style-name="T9">Sombra do texto: </text:span><text:span text:style-name="Source_20_Text"><text:span text:style-name="T9">2px 2px 4px rgb(0 0 0 / 45%)</text:span></text:span><text:span text:style-name="T9">;</text:span></text:p>
          <text:list>
            <text:list-header>
              <text:p text:style-name="P26"/>
            </text:list-header>
          </text:list>
        </text:list-item>
      </text:list>
      <text:h text:style-name="P2" text:outline-level="4">Mobile</text:h>
      <text:list xml:id="list3480165971" text:style-name="L8">
        <text:list-item>
          <text:p text:style-name="P16"><text:span text:style-name="T2">Fonte buttons: </text:span><text:span text:style-name="Source_20_Text"><text:span text:style-name="T2">12px</text:span></text:span></text:p>
        </text:list-item>
      </text:list>
      <text:h text:style-name="P5" text:outline-level="5">Descrição</text:h>
      <text:list xml:id="list3449530617" text:style-name="L9">
        <text:list-item>
          <text:p text:style-name="P27"><text:span text:style-name="T2">Logo programa em destaque: </text:span><text:span text:style-name="Source_20_Text"><text:span text:style-name="T2">160px</text:span></text:span><text:span text:style-name="T2"> de largura</text:span></text:p>
        </text:list-item>
        <text:list-item>
          <text:p text:style-name="P17"><text:span text:style-name="T3">Fonte descrição: </text:span><text:span text:style-name="Source_20_Text"><text:span text:style-name="T3">12px</text:span></text:span></text:p>
        </text:list-item>
      </text:list>
      <text:h text:style-name="P6" text:outline-level="3">Catálogo</text:h>
      <text:h text:style-name="P3" text:outline-level="4">Desktop</text:h>
      <text:list xml:id="list690822822" text:style-name="L10">
        <text:list-item>
          <text:p text:style-name="P28"><text:span text:style-name="T9">Cor do título: </text:span><text:span text:style-name="Source_20_Text"><text:span text:style-name="T9">#e5e5e5</text:span></text:span></text:p>
        </text:list-item>
        <text:list-item>
          <text:p text:style-name="P28"><text:span text:style-name="T4">Fonte título: </text:span><text:span text:style-name="Source_20_Text"><text:span text:style-name="T4">26px</text:span></text:span></text:p>
        </text:list-item>
        <text:list-item>
          <text:p text:style-name="P28"><text:span text:style-name="T9">Background seção 'Continuar assistindo': </text:span><text:span text:style-name="Source_20_Text"><text:span text:style-name="T9">linear-gradient(to bottom,rgba(20,20,20,0) 0,rgba(20,20,20,.15) 15%,rgba(20,20,20,.35) 29%,rgba(20,20,20,.58) 44%,#141414 68%,#141414 100%)</text:span></text:span></text:p>
        </text:list-item>
        <text:list-item>
          <text:p text:style-name="P18"><text:span text:style-name="T4">Cada item(programa) do catálogo possui </text:span><text:span text:style-name="Source_20_Text"><text:span text:style-name="T4">287px</text:span></text:span><text:span text:style-name="T4"> de largura</text:span></text:p>
        </text:list-item>
      </text:list>
      <text:h text:style-name="P2" text:outline-level="4">Mobile</text:h>
      <text:list xml:id="list1481002764" text:style-name="L11">
        <text:list-item>
          <text:p text:style-name="P29"><text:span text:style-name="T3">Fonte título: </text:span><text:span text:style-name="Source_20_Text"><text:span text:style-name="T3">17px</text:span></text:span></text:p>
        </text:list-item>
        <text:list-item>
          <text:p text:style-name="P19"><text:span text:style-name="T1">Cada item(programa) do catálogo possui </text:span><text:span text:style-name="Source_20_Text"><text:span text:style-name="T1">50%</text:span></text:span><text:span text:style-name="T1"> de largura</text:span></text:p>
        </text:list-item>
      </text:list>
      <text:h text:style-name="P6" text:outline-level="3">Footer</text:h>
      <text:list xml:id="list2423844149" text:style-name="L12">
        <text:list-item>
          <text:p text:style-name="P30"><text:span text:style-name="T5">Borda: </text:span><text:span text:style-name="Source_20_Text"><text:span text:style-name="T5">1px solid rgb(128 128 128 / 26%)</text:span></text:span></text:p>
        </text:list-item>
        <text:list-item>
          <text:p text:style-name="P30"><text:span text:style-name="T3">Cor conteúdos: </text:span><text:span text:style-name="Source_20_Text"><text:span text:style-name="T3">gray</text:span></text:span></text:p>
        </text:list-item>
        <text:list-item>
          <text:p text:style-name="P30"><text:span text:style-name="T1">Ícones redes sociais: </text:span><text:span text:style-name="Source_20_Text"><text:span text:style-name="T1">20px</text:span></text:span><text:span text:style-name="T1"> de largura</text:span></text:p>
        </text:list-item>
        <text:list-item>
          <text:p text:style-name="P30"><text:span text:style-name="T3">Fonte itens do menu: </text:span><text:span text:style-name="Source_20_Text"><text:span text:style-name="T3">13px</text:span></text:span></text:p>
        </text:list-item>
        <text:list-item>
          <text:p text:style-name="P20"><text:span text:style-name="T3">Fonte copyright: </text:span><text:span text:style-name="Source_20_Text"><text:span text:style-name="T3">11px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roximaNova" svg:font-family="ProximaNova, Futur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4T14:07:23.075183203</meta:creation-date>
    <dc:date>2021-03-04T23:59:44.150358619</dc:date>
    <meta:editing-duration>PT6H14M2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57" meta:word-count="263" meta:character-count="1628" meta:non-whitespace-character-count="1458"/>
  </office:meta>
</office:document-meta>
</file>